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198cm"/>
    </style:style>
    <style:style style:name="Table2.B" style:family="table-column">
      <style:table-column-properties style:column-width="7.618cm"/>
    </style:style>
    <style:style style:name="Table2.C" style:family="table-column">
      <style:table-column-properties style:column-width="0.953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2.29cm"/>
    </style:style>
    <style:style style:name="Table2.F" style:family="table-column">
      <style:table-column-properties style:column-width="1.838cm"/>
    </style:style>
    <style:style style:name="Table2.G" style:family="table-column">
      <style:table-column-properties style:column-width="2.334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2.178cm"/>
    </style:style>
    <style:style style:name="Table3.B" style:family="table-column">
      <style:table-column-properties style:column-width="7.611cm"/>
    </style:style>
    <style:style style:name="Table3.C" style:family="table-column">
      <style:table-column-properties style:column-width="0.956cm"/>
    </style:style>
    <style:style style:name="Table3.D" style:family="table-column">
      <style:table-column-properties style:column-width="1.812cm"/>
    </style:style>
    <style:style style:name="Table3.E" style:family="table-column">
      <style:table-column-properties style:column-width="2.281cm"/>
    </style:style>
    <style:style style:name="Table3.F" style:family="table-column">
      <style:table-column-properties style:column-width="1.831cm"/>
    </style:style>
    <style:style style:name="Table3.G" style:family="table-column">
      <style:table-column-properties style:column-width="2.381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9" style:family="paragraph" style:parent-style-name="Table_20_Contents">
      <style:text-properties style:font-name="Helvetica" fo:font-size="6pt" style:font-size-asian="6pt" style:font-size-complex="6pt"/>
    </style:style>
    <style:style style:name="P10" style:family="paragraph" style:parent-style-name="Table_20_Contents">
      <style:text-properties style:font-name="Helvetica" fo:font-size="6pt" style:font-size-asian="5.25pt" style:font-size-complex="6pt"/>
    </style:style>
    <style:style style:name="P1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Helvetica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Colibri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5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text-properties fo:font-size="4pt" style:font-size-asian="3.5pt" style:font-size-complex="4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9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7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1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size-asian="8pt" style:font-size-complex="8pt"/>
    </style:style>
    <style:style style:name="T4" style:family="text">
      <style:text-properties fo:color="#000000" style:text-underline-style="none" style:font-size-asian="8pt" style:font-size-complex="8pt"/>
    </style:style>
    <style:style style:name="T5" style:family="text">
      <style:text-properties fo:color="#000000" fo:language="en" fo:country="US" style:text-underline-style="none"/>
    </style:style>
    <style:style style:name="T6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background-color="transparen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fo:font-style="normal" fo:background-color="transparent" style:font-size-asian="9pt" style:font-style-asian="normal" style:font-size-complex="9pt" style:font-style-complex="normal"/>
    </style:style>
    <style:style style:name="T13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style-asian="normal" style:font-style-complex="normal" style:text-overline-style="none" style:text-overline-color="font-color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3"><text:span text:style-name="T1">FATTURA</text:span><text:span text:style-name="T17"><text:placeholder text:placeholder-type="text">&lt;if test="o.date_proforma"&gt;</text:placeholder></text:span><text:span text:style-name="T17"> </text:span><text:span text:style-name="T18">PROFORMA</text:span><text:span text:style-name="T17"><text:placeholder text:placeholder-type="text">&lt;/if&gt;</text:placeholder></text:span><text:span text:style-name="T17"><text:placeholder text:placeholder-type="text">&lt;if test="o.direct_invoice"&gt;</text:placeholder></text:span><text:span text:style-name="T17"> </text:span><text:span text:style-name="T18">ACCOMPAGNATORIA</text:span><text:span text:style-name="T17"><text:placeholder text:placeholder-type="text">&lt;/if&gt;</text:placeholder></text:span><text:span text:style-name="T1"> N. </text:span><text:span text:style-name="T13"><text:placeholder text:placeholder-type="text">&lt;o.number or o.proforma_number or ''&gt;</text:placeholder></text:span><text:span text:style-name="T1"> del </text:span><text:span text:style-name="T13"><text:placeholder text:placeholder-type="text">&lt;o.date_invoice and formatLang(o.date_invoice,date=True) or o.date_proforma and formatLang(o.date_proforma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43"/>
          </table:table-cell>
          <table:covered-table-cell/>
          <table:table-cell table:style-name="Table1.A1" office:value-type="string">
            <text:p text:style-name="P43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43">Codice fiscale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2">
                <table:table-cell table:style-name="Table1.A3.1.2" office:value-type="string">
                  <text:p text:style-name="P41"><text:placeholder text:placeholder-type="text">&lt;o.partner_id.cf or 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3">
                <table:table-cell table:style-name="Table1.A3.1.1" office:value-type="string">
                  <text:p text:style-name="P43">Partita IVA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4">
                <table:table-cell table:style-name="Table1.A3.1.2" office:value-type="string">
                  <text:p text:style-name="P41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5" office:value-type="string">
                  <text:p text:style-name="P43">Commessa: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6" office:value-type="string">
                  <text:p text:style-name="P42"><text:placeholder text:placeholder-type="text">&lt;if test="o.origin &lt;&gt;''"&gt;</text:placeholder></text:p>
                  <text:p text:style-name="P40"><text:placeholder text:placeholder-type="text">&lt;o.origin or ''&gt;</text:placeholder></text:p>
                  <text:p text:style-name="P42"><text:placeholder text:placeholder-type="text">&lt;/if&gt;</text:placeholder></text:p>
                  <text:p text:style-name="P42"><text:placeholder text:placeholder-type="text">&lt;if test="o.origin ==''"&gt;</text:placeholder></text:p>
                  <text:p text:style-name="P42"><text:placeholder text:placeholder-type="text">&lt;for each="ddt in invoice_tree(o.invoice_line)"&gt;</text:placeholder></text:p>
                  <text:p text:style-name="P57"><text:placeholder text:placeholder-type="text">&lt;for each="line in ddt['lines']"&gt;</text:placeholder> </text:p>
                  <text:p text:style-name="P58"><text:placeholder text:placeholder-type="text">&lt;line.origin or ''&gt;</text:placeholder><text:span text:style-name="T15">.</text:span></text:p>
                  <text:p text:style-name="P57"><text:placeholder text:placeholder-type="text">&lt;/for&gt;</text:placeholder></text:p>
                  <text:p text:style-name="P57"><text:placeholder text:placeholder-type="text">&lt;/for&gt;</text:placeholder></text:p>
                  <text:p text:style-name="P40"><text:span text:style-name="T15"><text:placeholder text:placeholder-type="text">&lt;/if&gt;</text:placeholder></text:span><text:span text:style-name="T15"> </text:span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44">Spett.le </text:p>
            <text:p text:style-name="P54"><text:placeholder text:placeholder-type="text">&lt;o.partner_id.name or ''&gt;</text:placeholder></text:p>
            <text:p text:style-name="P54"><text:placeholder text:placeholder-type="text">&lt;o.address_invoice_id.street or ''&gt;</text:placeholder></text:p>
            <text:p text:style-name="P54"><text:span text:style-name="T9"><text:placeholder text:placeholder-type="text">&lt;o.address_invoice_id.zip or ''&gt;</text:placeholder></text:span><text:span text:style-name="T9"> - </text:span><text:span text:style-name="T9"><text:placeholder text:placeholder-type="text">&lt;o.address_invoice_id.city or ''&gt;</text:placeholder></text:span><text:span text:style-name="T9"> - </text:span><text:span text:style-name="T9"><text:placeholder text:placeholder-type="text">&lt;o.address_invoice_id.province and str('('+o.address_invoice_id.province.code+')') or ''&gt;</text:placeholder></text:span><text:span text:style-name="T9"> </text:span><text:span text:style-name="T9"><text:placeholder text:placeholder-type="text">&lt;o.address_invoice_id.country_id.name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4">Codice art.</text:p>
          </table:table-cell>
          <table:table-cell table:style-name="Table2.A1" office:value-type="string">
            <text:p text:style-name="P44">Descrizione</text:p>
          </table:table-cell>
          <table:table-cell table:style-name="Table2.A1" office:value-type="string">
            <text:p text:style-name="P44">U.M.</text:p>
          </table:table-cell>
          <table:table-cell table:style-name="Table2.A1" office:value-type="string">
            <text:p text:style-name="P45">Quantità</text:p>
          </table:table-cell>
          <table:table-cell table:style-name="Table2.A1" office:value-type="string">
            <text:p text:style-name="P45">Imponibile</text:p>
          </table:table-cell>
          <table:table-cell table:style-name="Table2.A1" office:value-type="string">
            <text:p text:style-name="P45">I.V.A.</text:p>
          </table:table-cell>
          <table:table-cell table:style-name="Table2.G1" office:value-type="string">
            <text:p text:style-name="P45">Totale</text:p>
          </table:table-cell>
        </table:table-row>
      </table:table>
      <text:p text:style-name="P48"><text:placeholder text:placeholder-type="text">&lt;for each="ddt in invoice_tree(o.invoice_line)"&gt;</text:placeholder></text:p>
      <text:p text:style-name="P32"><text:placeholder text:placeholder-type="text">&lt;ddt['description'] or ''&gt;</text:placeholder></text:p>
      <text:p text:style-name="P48"><text:placeholder text:placeholder-type="text">&lt;for each="line in ddt['lines']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7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7"><text:placeholder text:placeholder-type="text">&lt;line.name or ''&gt;</text:placeholder> <text:span text:style-name="T14"><text:s/></text:span><text:span text:style-name="T14"><text:placeholder text:placeholder-type="text">&lt;if test="line.advance_id"&gt;</text:placeholder></text:span><text:span text:style-name="T14">Rif. Fattura n. <text:s/></text:span><text:span text:style-name="T14"><text:placeholder text:placeholder-type="text">&lt;line.advance_id.number&gt;</text:placeholder></text:span><text:span text:style-name="T14"> del <text:s text:c="3"/></text:span><text:span text:style-name="T14"><text:placeholder text:placeholder-type="text">&lt;line.advance_id.date_invoice and formatLang(line.advance_id.date_invoice,date=True)&gt;</text:placeholder></text:span><text:span text:style-name="T14"><text:placeholder text:placeholder-type="text">&lt;/if&gt;</text:placeholder></text:span></text:p>
          </table:table-cell>
          <table:table-cell table:style-name="Table3.A1" office:value-type="string">
            <text:p text:style-name="P28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53"><text:placeholder text:placeholder-type="text">&lt;if test="line.quantity != 0.00"&gt;</text:placeholder><text:placeholder text:placeholder-type="text">&lt;("%1.0f" % line.quantity) or 0.00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31"><text:placeholder text:placeholder-type="text">&lt;if test="line.quantity != 0.00"&gt;</text:placeholder><text:placeholder text:placeholder-type="text">&lt;italian_number(line.price_unit, precision=2)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9"><text:placeholder text:placeholder-type="text">&lt;line.invoice_line_tax_id and line.invoice_line_tax_id[0].description or ''&gt;</text:placeholder><text:soft-page-break/></text:p>
          </table:table-cell>
          <table:table-cell table:style-name="Table3.G1" office:value-type="string">
            <text:p text:style-name="P31"><text:placeholder text:placeholder-type="text">&lt;if test="line.quantity != 0.00"&gt;</text:placeholder><text:placeholder text:placeholder-type="text">&lt;italian_number(line.price_subtotal, precision=2)&gt;</text:placeholder><text:soft-page-break/><text:placeholder text:placeholder-type="text">&lt;/if&gt;</text:placeholder></text:p>
          </table:table-cell>
        </table:table-row>
      </table:table>
      <text:p text:style-name="P30"><text:placeholder text:placeholder-type="text">&lt;line.note or ''&gt;</text:placeholder><text:span text:style-name="T15"> </text:span></text:p>
      <text:p text:style-name="P55"><text:placeholder text:placeholder-type="text">&lt;/for&gt;</text:placeholder><text:placeholder text:placeholder-type="text">&lt;/for&gt;</text:placeholder></text:p>
      <text:p text:style-name="P56"><text:placeholder text:placeholder-type="text">&lt;o.comment or ''&gt;</text:placeholder></text:p>
      <text:p text:style-name="P59"><text:placeholder text:placeholder-type="text">&lt;if test="o.fiscal_position and o.fiscal_position.is_tax_exemption"&gt;</text:placeholder></text:p>
      <text:p text:style-name="P60"/>
      <text:p text:style-name="P61"><text:span text:style-name="T16">non imponibile iva come da Vs. dichiarazione numero </text:span><text:span text:style-name="T16"><text:placeholder text:placeholder-type="text">&lt;o.fiscal_position.number&gt;</text:placeholder></text:span><text:span text:style-name="T16"> del </text:span><text:placeholder text:placeholder-type="text">&lt;o.fiscal_position.date and formatLang(o.fiscal_position.date,date=True) or ''&gt;</text:placeholder></text:p>
      <text:p text:style-name="P61"/>
      <text:p text:style-name="P5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745cm" style:rel-column-width="16365*"/>
    </style:style>
    <style:style style:name="Table5.B" style:family="table-column">
      <style:table-column-properties style:column-width="1.244cm" style:rel-column-width="4289*"/>
    </style:style>
    <style:style style:name="Table5.C" style:family="table-column">
      <style:table-column-properties style:column-width="3.503cm" style:rel-column-width="12082*"/>
    </style:style>
    <style:style style:name="Table5.D" style:family="table-column">
      <style:table-column-properties style:column-width="3.665cm" style:rel-column-width="12642*"/>
    </style:style>
    <style:style style:name="Table5.E" style:family="table-column">
      <style:table-column-properties style:column-width="1.547cm" style:rel-column-width="5335*"/>
    </style:style>
    <style:style style:name="Table5.F" style:family="table-column">
      <style:table-column-properties style:column-width="2.147cm" style:rel-column-width="7404*"/>
    </style:style>
    <style:style style:name="Table5.G" style:family="table-column">
      <style:table-column-properties style:column-width="2.15cm" style:rel-column-width="7418*"/>
    </style:style>
    <style:style style:name="Table5.1" style:family="table-row">
      <style:table-row-properties style:row-height="1.27cm"/>
    </style:style>
    <style:style style:name="Table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="0.101cm" fo:border="0.05pt solid #000000"/>
    </style:style>
    <style:style style:name="Table5.A2" style:family="table-cell">
      <style:table-cell-properties fo:padding="0.101cm" fo:border-left="0.05pt solid #000000" fo:border-right="none" fo:border-top="none" fo:border-bottom="0.05pt solid #000000"/>
    </style:style>
    <style:style style:name="Table5.F2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3" style:family="table-row">
      <style:table-row-properties style:row-height="1.016cm" fo:keep-together="always"/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none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9" style:family="paragraph" style:parent-style-name="Table_20_Contents">
      <style:text-properties style:font-name="Helvetica" fo:font-size="6pt" style:font-size-asian="6pt" style:font-size-complex="6pt"/>
    </style:style>
    <style:style style:name="MP1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text-properties style:font-name="Helvetica" fo:font-size="8pt" style:font-size-asian="8pt" style:font-size-complex="8pt"/>
    </style:style>
    <style:style style:name="MP13" style:family="paragraph" style:parent-style-name="Table_20_Contents">
      <style:text-properties style:font-name="Helvetica" fo:font-size="6pt" style:font-size-asian="5.25pt" style:font-size-complex="6pt"/>
    </style:style>
    <style:style style:name="MP1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2" style:family="paragraph" style:parent-style-name="Standard">
      <style:text-properties fo:font-size="4pt" style:font-size-asian="3.5pt" style:font-size-complex="4pt"/>
    </style:style>
    <style:style style:name="MP23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9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30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31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3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3" style:family="paragraph" style:parent-style-name="Table_20_Contents">
      <style:text-properties style:font-name="Colibri" fo:font-size="8pt" style:font-size-asian="8pt" style:font-size-complex="8pt"/>
    </style:style>
    <style:style style:name="MP3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size-asian="8pt" style:font-size-complex="8pt"/>
    </style:style>
    <style:style style:name="MT4" style:family="text">
      <style:text-properties fo:color="#000000" style:text-underline-style="none" style:font-size-asian="8pt" style:font-size-complex="8pt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background-color="transparent"/>
    </style:style>
    <style:style style:name="MT8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3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4">P.IVA <text:placeholder text:placeholder-type="text">&lt;o.company_id.partner_id.vat or ''&gt;</text:placeholder><text:span text:style-name="MT1"> </text:span>C.F. <text:placeholder text:placeholder-type="text">&lt;o.company_id.partner_id.fiscalcode or ''&gt;</text:placeholder> </text:p>
        <text:p text:style-name="MP5"><text:span text:style-name="MT2">Tel </text:span><text:span text:style-name="MT2"><text:placeholder text:placeholder-type="text">&lt;o.company_id.partner_id.address[0].phone or ''&gt;</text:placeholder></text:span><text:span text:style-name="MT2"> </text:span></text:p>
        <text:p text:style-name="MP6"><text:span text:style-name="MT3">Email: <text:s/></text:span><text:span text:style-name="MT4"><text:placeholder text:placeholder-type="text">&lt;o.company_id.partner_id.address[0].email or ''&gt;</text:placeholder></text:span></text:p>
        <text:p text:style-name="MP7"><text:span text:style-name="Internet_20_link"><text:span text:style-name="MT5">Web: <text:s/></text:span></text:span><text:span text:style-name="Internet_20_link"><text:span text:style-name="MT5"><text:placeholder text:placeholder-type="text">&lt;o.company_id.partner_id.website or ''&gt;</text:placeholder></text:span></text:span></text:p>
      </style:header>
      <style:footer>
        <text:p text:style-name="MP8"><text:placeholder text:placeholder-type="text">&lt;if test="o.direct_invoice"&gt;</text:placeholder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MP9">Causale del trasporto</text:p>
              <text:p text:style-name="MP9"/>
              <text:p text:style-name="MP10"><text:placeholder text:placeholder-type="text">&lt;ddt().stock_journal_id and ddt().stock_journal_id.name or ''&gt;</text:placeholder></text:p>
            </table:table-cell>
            <table:table-cell table:style-name="Table5.A1" table:number-columns-spanned="2" office:value-type="string">
              <text:p text:style-name="MP9">Porto</text:p>
              <text:p text:style-name="MP9"/>
              <text:p text:style-name="MP10"><text:placeholder text:placeholder-type="text">&lt;ddt().carriage_condition_id and ddt().carriage_condition_id.name or ''&gt;</text:placeholder></text:p>
            </table:table-cell>
            <table:covered-table-cell/>
            <table:table-cell table:style-name="Table5.A1" table:number-columns-spanned="2" office:value-type="string">
              <text:p text:style-name="MP9">Aspetto esteriore dei beni</text:p>
              <text:p text:style-name="MP9"/>
              <text:p text:style-name="MP10"><text:placeholder text:placeholder-type="text">&lt;ddt().goods_description_id and ddt().goods_description_id.name or ''&gt;</text:placeholder></text:p>
            </table:table-cell>
            <table:covered-table-cell/>
            <table:table-cell table:style-name="Table5.A1" office:value-type="string">
              <text:p text:style-name="MP9">Numero colli</text:p>
              <text:p text:style-name="MP9"/>
              <text:p text:style-name="MP10"><text:placeholder text:placeholder-type="text">&lt;ddt().number_of_packages or ''&gt;</text:placeholder></text:p>
            </table:table-cell>
            <table:table-cell table:style-name="Table5.G1" office:value-type="string">
              <text:p text:style-name="MP9">Peso</text:p>
              <text:p text:style-name="MP9"/>
              <text:p text:style-name="MP10"><text:placeholder text:placeholder-type="text">&lt;ddt().weight or ''&gt;</text:placeholder></text:p>
            </table:table-cell>
          </table:table-row>
          <table:table-row table:style-name="Table5.1">
            <table:table-cell table:style-name="Table5.A2" office:value-type="string">
              <text:p text:style-name="MP9">Vettore</text:p>
              <text:p text:style-name="MP10"/>
              <text:p text:style-name="MP10"><text:placeholder text:placeholder-type="text">&lt;ddt().carrier_id and ddt().carrier_id.name or ''&gt;</text:placeholder></text:p>
            </table:table-cell>
            <table:table-cell table:style-name="Table5.A2" table:number-columns-spanned="2" office:value-type="string">
              <text:p text:style-name="MP9">Data ritiro </text:p>
              <text:p text:style-name="MP9"/>
              <text:p text:style-name="MP11"><text:placeholder text:placeholder-type="text">&lt;if test='bool(ddt().date_done)'&gt;</text:placeholder></text:p>
              <text:p text:style-name="MP12"><text:placeholder text:placeholder-type="text">&lt;(formatLang(ddt().date_done[0:10], date=True)) or ''&gt;</text:placeholder></text:p>
              <text:p text:style-name="MP11"><text:placeholder text:placeholder-type="text">&lt;/if&gt;</text:placeholder></text:p>
            </table:table-cell>
            <table:covered-table-cell/>
            <table:table-cell table:style-name="Table5.A2" table:number-columns-spanned="2" office:value-type="string">
              <text:p text:style-name="MP9">Ora ritiro</text:p>
              <text:p text:style-name="MP9"/>
              <text:p text:style-name="MP12"><text:span text:style-name="MT6"><text:placeholder text:placeholder-type="text">&lt;if test='bool(ddt().date_done)'&gt;</text:placeholder></text:span><text:placeholder text:placeholder-type="text">&lt;(ddt().date_done[10:]) or ''&gt;</text:placeholder><text:span text:style-name="MT6"><text:placeholder text:placeholder-type="text">&lt;/if&gt;</text:placeholder></text:span></text:p>
            </table:table-cell>
            <table:covered-table-cell/>
            <table:table-cell table:style-name="Table5.F2" table:number-columns-spanned="2" office:value-type="string">
              <text:p text:style-name="MP9">Note</text:p>
              <text:p text:style-name="MP13"/>
              <text:p text:style-name="MP10"><text:placeholder text:placeholder-type="text">&lt;ddt().note or ''&gt;</text:placeholder></text:p>
            </table:table-cell>
            <table:covered-table-cell/>
          </table:table-row>
          <table:table-row table:style-name="Table5.3">
            <table:table-cell table:style-name="Table5.A2" table:number-columns-spanned="2" office:value-type="string">
              <text:p text:style-name="MP9">Firma vettore</text:p>
            </table:table-cell>
            <table:covered-table-cell/>
            <table:table-cell table:style-name="Table5.A2" table:number-columns-spanned="2" office:value-type="string">
              <text:p text:style-name="MP14">Firma conducente</text:p>
            </table:table-cell>
            <table:covered-table-cell/>
            <table:table-cell table:style-name="Table5.F2" table:number-columns-spanned="3" office:value-type="string">
              <text:p text:style-name="MP14">Firma destinatario</text:p>
            </table:table-cell>
            <table:covered-table-cell/>
            <table:covered-table-cell/>
          </table:table-row>
        </table:table>
        <text:p text:style-name="MP8"><text:placeholder text:placeholder-type="text">&lt;/if&gt;</text:placeholder></text:p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5">Riepilogo IVA</text:p>
            </table:table-cell>
            <table:table-cell table:style-name="Tabella8.A1" office:value-type="string">
              <text:p text:style-name="MP16">Imponibile</text:p>
            </table:table-cell>
            <table:table-cell table:style-name="Tabella8.A1" office:value-type="string">
              <text:p text:style-name="MP17">Importo</text:p>
            </table:table-cell>
          </table:table-row>
          <table:table-row>
            <table:table-cell table:style-name="Tabella8.A4" table:number-columns-spanned="3" office:value-type="string">
              <text:p text:style-name="MP18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9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0"><text:span text:style-name="MT7"><text:placeholder text:placeholder-type="text">&lt;o.currency_id.symbol or ''&gt;</text:placeholder></text:span><text:span text:style-name="MT7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1"><text:span text:style-name="MT7"><text:placeholder text:placeholder-type="text">&lt;o.currency_id.symbol or ''&gt;</text:placeholder></text:span><text:span text:style-name="MT7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9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2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3">Pagamento</text:p>
              <text:p text:style-name="MP23"/>
            </table:table-cell>
            <table:table-cell table:style-name="Tabella5.A1" office:value-type="string">
              <text:p text:style-name="MP24"><text:placeholder text:placeholder-type="text">&lt;if test="o.payment_term.type == 'RB'"&gt;</text:placeholder></text:p>
              <text:p text:style-name="MP25"><text:placeholder text:placeholder-type="text">&lt;get_selection_item(o.payment_term, o.payment_term.type) or ''&gt;</text:placeholder></text:p>
              <text:p text:style-name="MP25"><text:placeholder text:placeholder-type="text">&lt;o.payment_term and o.payment_term.name or ''&gt;</text:placeholder> </text:p>
              <text:p text:style-name="MP24"><text:placeholder text:placeholder-type="text">&lt;if test="o.partner_bank_id"&gt;</text:placeholder></text:p>
              <text:p text:style-name="MP26"><text:span text:style-name="MT8"><text:placeholder text:placeholder-type="text">&lt;o.partner_bank_id.bank.name&gt;</text:placeholder></text:span><text:span text:style-name="MT8"> </text:span></text:p>
              <text:p text:style-name="MP27"><text:span text:style-name="MT9">IBAN </text:span><text:span text:style-name="MT9"><text:placeholder text:placeholder-type="text">&lt;o.partner_bank_id.iban&gt;</text:placeholder></text:span><text:span text:style-name="MT9"> </text:span></text:p>
              <text:p text:style-name="MP24"><text:placeholder text:placeholder-type="text">&lt;/if&gt;</text:placeholder></text:p>
              <text:p text:style-name="MP24"><text:placeholder text:placeholder-type="text">&lt;/if&gt;</text:placeholder></text:p>
              <text:p text:style-name="MP24"><text:placeholder text:placeholder-type="text">&lt;if test="o.payment_term.type != 'RB'"&gt;</text:placeholder></text:p>
              <text:p text:style-name="MP25"><text:placeholder text:placeholder-type="text">&lt;get_selection_item(o.payment_term, "type") or ''&gt;</text:placeholder></text:p>
              <text:p text:style-name="MP25"><text:placeholder text:placeholder-type="text">&lt;o.payment_term and o.payment_term.name or ''&gt;</text:placeholder></text:p>
              <text:p text:style-name="MP25"><text:placeholder text:placeholder-type="text">&lt;o.company_id.bank_ids[0].bank_name or '' &gt;</text:placeholder> </text:p>
              <text:p text:style-name="MP25"><text:placeholder text:placeholder-type="text">&lt;o.company_id.bank_ids[0].bank.street or '' &gt;</text:placeholder> </text:p>
              <text:p text:style-name="MP25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province and o.company_id.bank_ids[0].bank.province.code or '' &gt;</text:placeholder></text:p>
              <text:p text:style-name="MP27"><text:span text:style-name="MT9">IBAN </text:span><text:span text:style-name="MT9"><text:placeholder text:placeholder-type="text">&lt;o.company_id.bank_ids[0].acc_number or '' &gt;</text:placeholder></text:span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8"/>
              <text:p text:style-name="MP28">Totale Imponibile<text:tab/></text:p>
              <text:p text:style-name="MP29"/>
              <text:p text:style-name="MP28">Totale imposta</text:p>
              <text:p text:style-name="MP28"/>
              <text:p text:style-name="MP30">Tot. Fattura</text:p>
            </table:table-cell>
            <table:table-cell table:style-name="Tabella5.D1" table:number-rows-spanned="2" office:value-type="string">
              <text:p text:style-name="MP31"><text:span text:style-name="MT6"><text:placeholder text:placeholder-type="text">&lt;o.currency_id.symbol or ''&gt;</text:placeholder></text:span><text:span text:style-name="MT6"> </text:span><text:placeholder text:placeholder-type="text">&lt;italian_number(o.amount_untaxed)&gt;</text:placeholder></text:p>
              <text:p text:style-name="MP32"/>
              <text:p text:style-name="MP31"><text:span text:style-name="MT6"><text:placeholder text:placeholder-type="text">&lt;o.currency_id.symbol or ''&gt;</text:placeholder></text:span><text:span text:style-name="MT6"> </text:span><text:placeholder text:placeholder-type="text">&lt;italian_number(o.amount_tax)&gt;</text:placeholder></text:p>
              <text:p text:style-name="MP31"/>
              <text:p text:style-name="MP31"><text:span text:style-name="MT10"><text:placeholder text:placeholder-type="text">&lt;o.currency_id.symbol or ''&gt;</text:placeholder></text:span><text:span text:style-name="MT6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3">Scadenze</text:p>
            </table:table-cell>
            <table:table-cell table:style-name="Tabella5.B2" office:value-type="string">
              <text:p text:style-name="MP24"><text:placeholder text:placeholder-type="text">&lt;for each="line in invoice_move_lines(o.move_id)"&gt;</text:placeholder></text:p>
              <text:p text:style-name="MP34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4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4-04-15T19:57:13</dc:date>
    <meta:editing-duration>P1DT3H47M38S</meta:editing-duration>
    <meta:editing-cycles>181</meta:editing-cycles>
    <meta:generator>LibreOffice/3.5$Linux_X86_64 LibreOffice_project/350m1$Build-2</meta:generator>
    <meta:document-statistic meta:table-count="7" meta:image-count="0" meta:object-count="0" meta:page-count="2" meta:paragraph-count="114" meta:word-count="455" meta:character-count="4883" meta:non-whitespace-character-count="4511"/>
  </office:meta>
</office:document-meta>
</file>